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08000000087AED25D652D95EFC.png" manifest:media-type="image/png"/>
  <manifest:file-entry manifest:full-path="Pictures/100000000000000800000008316773DC4BF207E6.png" manifest:media-type="image/png"/>
  <manifest:file-entry manifest:full-path="Pictures/10000000000002000000020065BEFE37CCD98E2F.jpg" manifest:media-type="image/jpeg"/>
  <manifest:file-entry manifest:full-path="Pictures/100000000000000800000008B238B3E9FE2182A7.png" manifest:media-type="image/png"/>
  <manifest:file-entry manifest:full-path="Pictures/100000000000000800000008B2AA4E6A4F6D2D73.png" manifest:media-type="image/png"/>
  <manifest:file-entry manifest:full-path="Pictures/100000000000000800000008420048D4F729477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e8a202" draw:marker-start-width="0.275cm" draw:marker-end-width="0.275cm" draw:fill-color="#ffde59" draw:textarea-horizontal-align="justify" draw:textarea-vertical-align="middle" draw:auto-grow-height="false" fo:min-height="0.246cm" fo:min-width="1.552cm" fo:padding-top="0.15cm" fo:padding-bottom="0.15cm" fo:padding-left="0.275cm" fo:padding-right="0.275cm"/>
    </style:style>
    <style:style style:name="gr2" style:family="graphic" style:parent-style-name="objectwithoutfill">
      <style:graphic-properties svg:stroke-color="#fff5ce" draw:fill="solid" draw:fill-color="#ffffff" draw:textarea-vertical-align="middle"/>
    </style:style>
    <style:style style:name="gr3" style:family="graphic" style:parent-style-name="standard">
      <style:graphic-properties svg:stroke-width="0.035cm" svg:stroke-color="#ff0000" draw:marker-start-width="0.252cm" draw:marker-end-width="0.252cm" draw:fill="solid" draw:fill-color="#ff3838" draw:opacity="100%" draw:textarea-horizontal-align="justify" draw:textarea-vertical-align="middle" draw:auto-grow-height="false" fo:min-height="1.118cm" fo:min-width="1.652cm" fo:padding-top="0.142cm" fo:padding-bottom="0.142cm" fo:padding-left="0.267cm" fo:padding-right="0.267cm"/>
    </style:style>
    <style:style style:name="gr4" style:family="graphic" style:parent-style-name="standard">
      <style:graphic-properties svg:stroke-width="0.1cm" draw:marker-start-width="0.35cm" draw:marker-end-width="0.35cm" draw:fill-color="#b4c7dc" draw:textarea-vertical-align="middle" fo:padding-top="0.175cm" fo:padding-bottom="0.175cm" fo:padding-left="0.3cm" fo:padding-right="0.3cm"/>
    </style:style>
    <style:style style:name="P1" style:family="paragraph">
      <loext:graphic-properties draw:fill-color="#ffde59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3838" draw:opacity="100%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2.9cm" svg:height="0.7cm" svg:x="0.98cm" svg:y="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.718cm" svg:height="1.658cm" draw:transform="rotate (-1.3535028349216) translate (8.74445614490041cm 7.31902000192042cm)" svg:viewBox="0 0 1719 1659" svg:d="M1134 1248c152 18 297-26 435-77 117-44 157-191 149-304-9-130-76-268-191-337-88-53-346 58-305-47 62-160-7-273-83-364-67-83-173-165-306-89-128 75-177 187-248 292-48 72 57 273-142 182-101-45-275-148-319 63-24 114-143 200-121 319 24 132 171 183 286 226 105 39 273-117 330-19 64 112-141 259-35 390 72 89 212 244 325 143 99-90 262-150 281-305l-60-54z">
          <text:p/>
        </draw:path>
        <draw:path draw:style-name="gr2" draw:text-style-name="P2" draw:layer="layout" svg:width="1.783cm" svg:height="1.721cm" draw:transform="rotate (-2.13872646539385) translate (11.5320718237714cm 8.7066896190859cm)" svg:viewBox="0 0 1784 1722" svg:d="M1178 1296c156 18 307-27 451-81 121-45 162-197 154-315-9-135-78-278-198-350-91-54-359 60-316-49 64-166-8-283-86-378-70-85-180-171-318-92-133 78-184 194-257 303-50 75 58 284-148 190-105-48-286-155-331 64-25 119-149 208-126 331 25 138 177 191 297 235 109 41 283-121 342-19 67 116-146 268-36 404 75 93 220 254 337 149 103-93 272-155 292-316l-62-56z">
          <text:p/>
        </draw:path>
        <draw:path draw:style-name="gr2" draw:text-style-name="P2" draw:layer="layout" svg:width="1.287cm" svg:height="1.379cm" draw:transform="skewX (0.000698131700797782) rotate (2.27957453602979) translate (9.30936714245544cm 8.94841869873894cm)" svg:viewBox="0 0 1288 1380" svg:d="M1029 676c181-21 250 189 258 341 7 127-32 236-118 306-93 76-260 85-350-25-66-81-42-253-143-266-118-15-213 135-339 116-117-17-223-94-279-191-54-93-95-222-6-328 65-78 137-146 244-174 118-31 152-172 232-256 83-87 169-181 301-197 179-22 281 167 300 306 16 113-17 223-78 315l-54 62z">
          <text:p/>
        </draw:path>
        <draw:path draw:style-name="gr2" draw:text-style-name="P2" draw:layer="layout" svg:width="1.364cm" svg:height="1.461cm" draw:transform="skewX (0.00069813170079772) rotate (1.47270882283282) translate (8.13934709392195cm 9.71794116838271cm)" svg:viewBox="0 0 1365 1462" svg:d="M1090 716c192-22 265 201 274 362 7 134-34 249-125 324-99 80-276 90-371-27-70-86-45-268-151-282-126-15-226 143-360 124-123-19-236-101-295-203-57-98-102-235-7-348 69-82 146-154 259-184 125-32 160-182 245-271 88-93 179-192 319-209 190-23 298 177 318 324 17 120-18 237-83 334l-56 66z">
          <text:p/>
        </draw:path>
        <draw:path draw:style-name="gr2" draw:text-style-name="P2" draw:layer="layout" svg:width="1.7cm" svg:height="1.176cm" draw:transform="rotate (2.99969738540265) translate (8.40070105251412cm 9.86235457414574cm)" svg:viewBox="0 0 1701 1177" svg:d="M761 1004c254 13 639 292 883-60 243-352-378-423-228-658 276-430-220-243-371-258-475-48-7 558-486 336-236-109-735 289-496 427 266 154 322 634 611 225l81-56z">
          <text:p/>
        </draw:path>
        <draw:custom-shape draw:style-name="gr3" draw:text-style-name="P3" draw:layer="layout" svg:width="3.9cm" svg:height="2.5cm" svg:x="7.1cm" svg:y="9.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ircle draw:style-name="gr4" draw:text-style-name="P4" draw:layer="layout" svg:width="2.915cm" svg:height="2.915cm" svg:x="0.98cm" svg:y="1.265cm" draw:kind="cut" draw:start-angle="178.32" draw:end-angle="0.88">
          <text:p/>
        </draw:circl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_35__20_Percent" draw:display-name="5 Percent" xlink:href="Pictures/100000000000000800000008B2AA4E6A4F6D2D73.png" xlink:type="simple" xlink:show="embed" xlink:actuate="onLoad"/>
    <draw:fill-image draw:name="Bitmap_20_1" draw:display-name="Bitmap 1" xlink:href="Pictures/100000000000000800000008420048D4F729477E.png" xlink:type="simple" xlink:show="embed" xlink:actuate="onLoad"/>
    <draw:fill-image draw:name="Dark_20_Vertical" draw:display-name="Dark Vertical" xlink:href="Pictures/100000000000000800000008B238B3E9FE2182A7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Plaid" xlink:href="Pictures/100000000000000800000008316773DC4BF207E6.png" xlink:type="simple" xlink:show="embed" xlink:actuate="onLoad"/>
    <draw:fill-image draw:name="Wide_20_Downward_20_Diagonal" draw:display-name="Wide Downward Diagonal" xlink:href="Pictures/1000000000000008000000087AED25D652D95EF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5ce" style:repeat="repeat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8cm" fo:margin-bottom="0.29cm" fo:margin-left="0.28cm" fo:margin-right="0.29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14T17:34:58.008269699</meta:creation-date>
    <dc:date>2020-06-14T18:15:55.323014986</dc:date>
    <meta:editing-duration>PT8M52S</meta:editing-duration>
    <meta:editing-cycles>3</meta:editing-cycles>
    <meta:generator>LibreOffice/6.3.5.2$Linux_X86_64 LibreOffice_project/30$Build-2</meta:generator>
    <meta:document-statistic meta:object-count="8"/>
  </office:meta>
</office:document-meta>
</file>